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9.072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ef413d"/>
      <style:text-properties fo:color="#000000"/>
    </style:style>
    <style:style style:name="ce3" style:family="table-cell" style:parent-style-name="Default" style:data-style-name="N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Subject</text:p>
          </table:table-cell>
          <table:table-cell table:style-name="ce1" office:value-type="string">
            <text:p>Env</text:p>
          </table:table-cell>
          <table:table-cell table:style-name="ce1" office:value-type="string">
            <text:p>Present in old matrix ?</text:p>
          </table:table-cell>
          <table:table-cell table:style-name="ce1" office:value-type="string">
            <text:p>Present in new matrix ?</text:p>
          </table:table-cell>
          <table:table-cell table:style-name="ce1" office:value-type="string">
            <text:p>IPUs/wav split ?</text:p>
          </table:table-cell>
          <table:table-cell table:style-name="ce1" office:value-type="string">
            <text:p>Rejected from merge agent/subject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E1A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1A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1A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2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office:annotation draw:style-name="gr1" draw:text-style-name="P1" svg:width="2.899cm" svg:height="1.781cm" svg:x="25.9cm" svg:y="1.488cm" draw:caption-point-x="-0.695cm" draw:caption-point-y="1.502cm">
              <dc:date>2019-02-25T00:00:00</dc:date>
              <text:p text:style-name="P1"><text:span text:style-name="T1">Files under folder E2C were already named with “E2B” prefix</text:span></text:p>
            </office:annotation>
            <text:p>Renamed $B/E2C to $B/E02B</text:p>
          </table:table-cell>
          <table:table-cell table:number-columns-repeated="1016"/>
        </table:table-row>
        <table:table-row table:style-name="ro2">
          <table:table-cell office:value-type="string">
            <text:p>E2B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2B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Renamed $B/E2C to $B/E02B</text:p>
          </table:table-cell>
          <table:table-cell table:number-columns-repeated="1016"/>
        </table:table-row>
        <table:table-row table:style-name="ro2">
          <table:table-cell office:value-type="string">
            <text:p>E3C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3C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3C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4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4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4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5E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5E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5E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6F</text:p>
          </table:table-cell>
          <table:table-cell office:value-type="string">
            <text:p>Casqu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number-columns-repeated="3"/>
          <table:table-cell office:value-type="string">
            <text:p>Wav too noisy, wrong transcription xra</text:p>
          </table:table-cell>
          <table:table-cell table:number-columns-repeated="1016"/>
        </table:table-row>
        <table:table-row table:style-name="ro2">
          <table:table-cell office:value-type="string">
            <text:p>E6F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6F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7F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7F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7F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7A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7A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7A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8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8B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8B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9C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9C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9C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10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10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10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12F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12F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12F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E13A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13A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E13A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A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1A</text:p>
          </table:table-cell>
          <table:table-cell office:value-type="string">
            <text:p>Cav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number-columns-repeated="3"/>
          <table:table-cell office:value-type="string">
            <text:p>sppas tmp folder to remove (cf alignment.py command)</text:p>
          </table:table-cell>
          <table:table-cell table:number-columns-repeated="1016"/>
        </table:table-row>
        <table:table-row table:style-name="ro2">
          <table:table-cell office:value-type="string">
            <text:p>N1A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B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B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3C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3C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3C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4D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4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4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5E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5E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5E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6F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6F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6F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7A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7A</text:p>
          </table:table-cell>
          <table:table-cell office:value-type="string">
            <text:p>Cav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7A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8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8B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8B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9C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9C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9C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0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0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0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1E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11E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1E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2F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2F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2F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13A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13A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13A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4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4B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4B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5C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15C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5C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6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6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6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7E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7E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7E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8F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8F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18F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19A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19A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19A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20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0B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0B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1C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1C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1C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22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2D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22D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N23E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3E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3E</text:p>
          </table:table-cell>
          <table:table-cell office:value-type="string">
            <text:p>PC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4F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24F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N24F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6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6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office:value-type="string">
            <text:p>N26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table:formula="of:=COUNTIF([.C2:.C115]; &quot;N&quot;)" office:value-type="float" office:value="29">
            <text:p>29</text:p>
          </table:table-cell>
          <table:table-cell table:style-name="ce3" table:formula="of:=COUNTIF([.D2:.D115]; &quot;N&quot;)" office:value-type="float" office:value="31">
            <text:p>31</text:p>
          </table:table-cell>
          <table:table-cell table:formula="of:=COUNTIF([.E2:.E115];&quot;N&quot;)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COUNTA([.C2:.C115])-[.C116]" office:value-type="float" office:value="85">
            <text:p>85</text:p>
          </table:table-cell>
          <table:table-cell table:formula="of:=COUNTA([.D2:.D115])-[.D116]" office:value-type="float" office:value="83">
            <text:p>83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3/04/2019</text:date>, <text:time>14:2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9:01:52.244000000</meta:creation-date>
    <dc:date>2019-04-03T14:26:09.51</dc:date>
    <meta:editing-duration>PT4H7S</meta:editing-duration>
    <meta:editing-cycles>5</meta:editing-cycles>
    <meta:generator>OpenOffice/4.1.6$Win32 OpenOffice.org_project/416m1$Build-9790</meta:generator>
    <dc:creator>Jérémie b</dc:creator>
    <meta:document-statistic meta:table-count="1" meta:cell-count="493" meta:object-count="0"/>
  </office:meta>
</office:document-meta>
</file>